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Pictures/100003DA000001DF000001C97B3947888E49266F.svg" manifest:media-type="image/svg+xml"/>
  <manifest:file-entry manifest:full-path="Object 2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54.4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100.75mm"/>
    </style:style>
    <style:style style:name="co20" style:family="table-column">
      <style:table-column-properties fo:break-before="auto" style:column-width="76.57mm"/>
    </style:style>
    <style:style style:name="co21" style:family="table-column">
      <style:table-column-properties fo:break-before="auto" style:column-width="77.1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9.14mm"/>
    </style:style>
    <style:style style:name="co24" style:family="table-column">
      <style:table-column-properties fo:break-before="auto" style:column-width="39.72mm"/>
    </style:style>
    <style:style style:name="co25" style:family="table-column">
      <style:table-column-properties fo:break-before="auto" style:column-width="51.24mm"/>
    </style:style>
    <style:style style:name="co26" style:family="table-column">
      <style:table-column-properties fo:break-before="auto" style:column-width="49.51mm"/>
    </style:style>
    <style:style style:name="co27" style:family="table-column">
      <style:table-column-properties fo:break-before="auto" style:column-width="68.51mm"/>
    </style:style>
    <style:style style:name="co28" style:family="table-column">
      <style:table-column-properties fo:break-before="auto" style:column-width="73.11mm"/>
    </style:style>
    <style:style style:name="co29" style:family="table-column">
      <style:table-column-properties fo:break-before="auto" style:column-width="52.97mm"/>
    </style:style>
    <style:style style:name="co30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cccccc" fo:border="0.99pt solid #000000"/>
    </style:style>
    <style:style style:name="ce23" style:family="table-cell" style:parent-style-name="Default">
      <style:table-cell-properties fo:background-color="transparent" fo:border="0.99pt solid #000000"/>
    </style:style>
    <style:style style:name="ce24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5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6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7" style:family="table-cell" style:parent-style-name="Default" style:data-style-name="N2">
      <style:table-cell-properties fo:background-color="#dddddd"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 style:data-style-name="N2">
      <style:table-cell-properties fo:background-color="#dddddd" fo:border="0.99pt solid #000000"/>
    </style:style>
    <style:style style:name="ce30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99pt solid #000000" fo:background-color="#cccccc" fo:border-left="0.99pt solid #000000" fo:border-right="none" fo:border-top="0.99pt solid #000000"/>
    </style:style>
    <style:style style:name="ce35" style:family="table-cell" style:parent-style-name="Default">
      <style:table-cell-properties fo:border-bottom="0.99pt solid #000000" fo:background-color="#cccccc" fo:border-left="none" fo:border-right="0.99pt solid #000000" fo:border-top="0.99pt solid #000000"/>
    </style:style>
    <style:style style:name="ce36" style:family="table-cell" style:parent-style-name="Default" style:data-style-name="N84">
      <style:table-cell-properties fo:border="0.99pt solid #000000"/>
    </style:style>
    <style:style style:name="ce37" style:family="table-cell" style:parent-style-name="Default" style:data-style-name="N113"/>
    <style:style style:name="ce38" style:family="table-cell" style:parent-style-name="Default" style:data-style-name="N113">
      <style:table-cell-properties fo:background-color="#eeeeee" fo:border="0.99pt solid #000000"/>
    </style:style>
    <style:style style:name="ce39" style:family="table-cell" style:parent-style-name="Default" style:data-style-name="N2">
      <style:table-cell-properties fo:background-color="#eeeeee" fo:border="0.99pt solid #000000"/>
    </style:style>
    <style:style style:name="ce40" style:family="table-cell" style:parent-style-name="Default" style:data-style-name="N114"/>
    <style:style style:name="ce41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3" table:number-columns-repeated="2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1" office:value-type="string" calcext:value-type="string">
            <text:p>Yards</text:p>
          </table:table-cell>
          <table:table-cell table:style-name="ce22" office:value-type="string" calcext:value-type="string">
            <text:p>Vehicles Per Day ~ 12 * Hour</text:p>
          </table:table-cell>
          <table:table-cell table:style-name="ce29" office:value-type="string" calcext:value-type="string">
            <text:p>Vehicles Per Hour</text:p>
          </table:table-cell>
          <table:table-cell table:style-name="ce12" table:formula="of:=(COUNT([.$I$10:.$I$60])*(60/[.F8])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9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ce23" table:formula="of:=[.J5]*12" office:value-type="float" office:value="3672" calcext:value-type="float">
            <text:p>3672</text:p>
          </table:table-cell>
          <table:table-cell table:style-name="ce29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9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Minutes</text:p>
          </table:table-cell>
          <table:table-cell table:style-name="ce12" office:value-type="float" office:value="10" calcext:value-type="float">
            <text:p>10.00</text:p>
          </table:table-cell>
          <table:table-cell table:style-name="ce20" office:value-type="string" calcext:value-type="string">
            <text:p>Right to Left – 1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12" table:formula="of:=(MIN([.$I$10:.$I$60]))" office:value-type="float" office:value="10.6534090909091" calcext:value-type="float">
            <text:p>10.65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 3x</text:p>
          </table:table-cell>
          <table:table-cell table:style-name="ce34" office:value-type="string" calcext:value-type="string">
            <text:p>Traffic Flow Yearly increase VehiclesPerHour</text:p>
          </table:table-cell>
          <table:table-cell table:style-name="ce35" office:value-type="string" calcext:value-type="string">
            <text:p>Traffic Flow Yearly increase VehiclesPerDay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4" table:formula="of:=([.$F$5]*3600/1760)/(([.E10]-1)/5)" office:value-type="float" office:value="42.6136363636364" calcext:value-type="float">
            <text:p>42.61</text:p>
          </table:table-cell>
          <table:table-cell table:style-name="ce24" table:formula="of:=([.$F$5]*3600/1760)/[.F10]" office:value-type="float" office:value="36.525974025974" calcext:value-type="float">
            <text:p>36.53</text:p>
          </table:table-cell>
          <table:table-cell table:style-name="ce24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4"/>
          <table:table-cell table:style-name="ce8" table:formula="of:=[.M10]" office:value-type="float" office:value="306" calcext:value-type="float">
            <text:p>306.00</text:p>
          </table:table-cell>
          <table:table-cell table:style-name="ce8" table:formula="of:=[.M10]*12" office:value-type="float" office:value="3672" calcext:value-type="float">
            <text:p>3672.00</text:p>
          </table:table-cell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1]-1)/5)" office:value-type="float" office:value="13.4569377990431" calcext:value-type="float">
            <text:p>13.46</text:p>
          </table:table-cell>
          <table:table-cell table:style-name="ce25" table:formula="of:=([.$F$5]*3600/1760)/[.F11]" office:value-type="float" office:value="12.7840909090909" calcext:value-type="float">
            <text:p>12.78</text:p>
          </table:table-cell>
          <table:table-cell table:style-name="ce25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0]+(2.8*[.V10]/100))" office:value-type="float" office:value="314.568" calcext:value-type="float">
            <text:p>314.57</text:p>
          </table:table-cell>
          <table:table-cell table:style-name="ce8" table:formula="of:=([.W10]+(2.8*[.W10]/100))" office:value-type="float" office:value="3774.816" calcext:value-type="float">
            <text:p>3774.82</text:p>
          </table:table-cell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2]-1)/5)" office:value-type="float" office:value="36.525974025974" calcext:value-type="float">
            <text:p>36.53</text:p>
          </table:table-cell>
          <table:table-cell table:style-name="ce25" table:formula="of:=([.$F$5]*3600/1760)/[.F12]" office:value-type="float" office:value="31.9602272727273" calcext:value-type="float">
            <text:p>31.96</text:p>
          </table:table-cell>
          <table:table-cell table:style-name="ce25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1]+(2.8*[.V11]/100))" office:value-type="float" office:value="323.375904" calcext:value-type="float">
            <text:p>323.38</text:p>
          </table:table-cell>
          <table:table-cell table:style-name="ce8" table:formula="of:=([.W11]+(2.8*[.W11]/100))" office:value-type="float" office:value="3880.510848" calcext:value-type="float">
            <text:p>3880.51</text:p>
          </table:table-cell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3]-1)/5)" office:value-type="float" office:value="31.9602272727273" calcext:value-type="float">
            <text:p>31.96</text:p>
          </table:table-cell>
          <table:table-cell table:style-name="ce25" table:formula="of:=([.$F$5]*3600/1760)/[.F13]" office:value-type="float" office:value="28.4090909090909" calcext:value-type="float">
            <text:p>28.41</text:p>
          </table:table-cell>
          <table:table-cell table:style-name="ce25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2]+(2.8*[.V12]/100))" office:value-type="float" office:value="332.430429312" calcext:value-type="float">
            <text:p>332.43</text:p>
          </table:table-cell>
          <table:table-cell table:style-name="ce8" table:formula="of:=([.W12]+(2.8*[.W12]/100))" office:value-type="float" office:value="3989.165151744" calcext:value-type="float">
            <text:p>3989.17</text:p>
          </table:table-cell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4]-1)/5)" office:value-type="float" office:value="36.525974025974" calcext:value-type="float">
            <text:p>36.53</text:p>
          </table:table-cell>
          <table:table-cell table:style-name="ce25" table:formula="of:=([.$F$5]*3600/1760)/[.F14]" office:value-type="float" office:value="31.9602272727273" calcext:value-type="float">
            <text:p>31.96</text:p>
          </table:table-cell>
          <table:table-cell table:style-name="ce25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3]+(2.8*[.V13]/100))" office:value-type="float" office:value="341.738481332736" calcext:value-type="float">
            <text:p>341.74</text:p>
          </table:table-cell>
          <table:table-cell table:style-name="ce8" table:formula="of:=([.W13]+(2.8*[.W13]/100))" office:value-type="float" office:value="4100.86177599283" calcext:value-type="float">
            <text:p>4100.86</text:p>
          </table:table-cell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5]-1)/5)" office:value-type="float" office:value="11.1166007905138" calcext:value-type="float">
            <text:p>11.12</text:p>
          </table:table-cell>
          <table:table-cell table:style-name="ce25" table:formula="of:=([.$F$5]*3600/1760)/[.F15]" office:value-type="float" office:value="10.6534090909091" calcext:value-type="float">
            <text:p>10.65</text:p>
          </table:table-cell>
          <table:table-cell table:style-name="ce25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5]-[.C9]))" office:value-type="float" office:value="165.137614678899" calcext:value-type="float">
            <text:p>165.14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5]*3" office:value-type="float" office:value="495.412844036697" calcext:value-type="float">
            <text:p>495.41</text:p>
          </table:table-cell>
          <table:table-cell table:style-name="ce8" table:formula="of:=([.V14]+(2.8*[.V14]/100))" office:value-type="float" office:value="351.307158810053" calcext:value-type="float">
            <text:p>351.31</text:p>
          </table:table-cell>
          <table:table-cell table:style-name="ce8" table:formula="of:=([.W14]+(2.8*[.W14]/100))" office:value-type="float" office:value="4215.68590572063" calcext:value-type="float">
            <text:p>4215.69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6]-1)/5)" office:value-type="float" office:value="31.9602272727273" calcext:value-type="float">
            <text:p>31.96</text:p>
          </table:table-cell>
          <table:table-cell table:style-name="ce25" table:formula="of:=([.$F$5]*3600/1760)/[.F16]" office:value-type="float" office:value="28.4090909090909" calcext:value-type="float">
            <text:p>28.41</text:p>
          </table:table-cell>
          <table:table-cell table:style-name="ce25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6]-[.C10]))" office:value-type="float" office:value="166.358595194085" calcext:value-type="float">
            <text:p>166.36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6]*3" office:value-type="float" office:value="499.075785582255" calcext:value-type="float">
            <text:p>499.08</text:p>
          </table:table-cell>
          <table:table-cell table:style-name="ce8" table:formula="of:=([.V15]+(2.8*[.V15]/100))" office:value-type="float" office:value="361.143759256734" calcext:value-type="float">
            <text:p>361.14</text:p>
          </table:table-cell>
          <table:table-cell table:style-name="ce8" table:formula="of:=([.W15]+(2.8*[.W15]/100))" office:value-type="float" office:value="4333.72511108081" calcext:value-type="float">
            <text:p>4333.73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7]-1)/5)" office:value-type="float" office:value="36.525974025974" calcext:value-type="float">
            <text:p>36.53</text:p>
          </table:table-cell>
          <table:table-cell table:style-name="ce25" table:formula="of:=([.$F$5]*3600/1760)/[.F17]" office:value-type="float" office:value="31.9602272727273" calcext:value-type="float">
            <text:p>31.96</text:p>
          </table:table-cell>
          <table:table-cell table:style-name="ce25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7]-[.C11]))" office:value-type="float" office:value="260.115606936416" calcext:value-type="float">
            <text:p>260.1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7]*3" office:value-type="float" office:value="780.346820809249" calcext:value-type="float">
            <text:p>780.35</text:p>
          </table:table-cell>
          <table:table-cell table:style-name="ce8" table:formula="of:=([.V16]+(2.8*[.V16]/100))" office:value-type="float" office:value="371.255784515923" calcext:value-type="float">
            <text:p>371.26</text:p>
          </table:table-cell>
          <table:table-cell table:style-name="ce8" table:formula="of:=([.W16]+(2.8*[.W16]/100))" office:value-type="float" office:value="4455.06941419107" calcext:value-type="float">
            <text:p>4455.07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8]-1)/5)" office:value-type="float" office:value="23.2438016528926" calcext:value-type="float">
            <text:p>23.24</text:p>
          </table:table-cell>
          <table:table-cell table:style-name="ce25" table:formula="of:=([.$F$5]*3600/1760)/[.F18]" office:value-type="float" office:value="21.3068181818182" calcext:value-type="float">
            <text:p>21.31</text:p>
          </table:table-cell>
          <table:table-cell table:style-name="ce25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8]-[.C12]))" office:value-type="float" office:value="247.933884297521" calcext:value-type="float">
            <text:p>247.9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8]*3" office:value-type="float" office:value="743.801652892562" calcext:value-type="float">
            <text:p>743.80</text:p>
          </table:table-cell>
          <table:table-cell table:style-name="ce8" table:formula="of:=([.V17]+(2.8*[.V17]/100))" office:value-type="float" office:value="381.650946482368" calcext:value-type="float">
            <text:p>381.65</text:p>
          </table:table-cell>
          <table:table-cell table:style-name="ce8" table:formula="of:=([.W17]+(2.8*[.W17]/100))" office:value-type="float" office:value="4579.81135778842" calcext:value-type="float">
            <text:p>4579.81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9]-1)/5)" office:value-type="float" office:value="36.525974025974" calcext:value-type="float">
            <text:p>36.53</text:p>
          </table:table-cell>
          <table:table-cell table:style-name="ce25" table:formula="of:=([.$F$5]*3600/1760)/[.F19]" office:value-type="float" office:value="31.9602272727273" calcext:value-type="float">
            <text:p>31.96</text:p>
          </table:table-cell>
          <table:table-cell table:style-name="ce25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9]-[.C13]))" office:value-type="float" office:value="261.627906976744" calcext:value-type="float">
            <text:p>261.6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9]*3" office:value-type="float" office:value="784.883720930233" calcext:value-type="float">
            <text:p>784.88</text:p>
          </table:table-cell>
          <table:table-cell table:style-name="ce8" table:formula="of:=([.V18]+(2.8*[.V18]/100))" office:value-type="float" office:value="392.337172983875" calcext:value-type="float">
            <text:p>392.34</text:p>
          </table:table-cell>
          <table:table-cell table:style-name="ce8" table:formula="of:=([.W18]+(2.8*[.W18]/100))" office:value-type="float" office:value="4708.0460758065" calcext:value-type="float">
            <text:p>4708.05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0]-1)/5)" office:value-type="float" office:value="31.9602272727273" calcext:value-type="float">
            <text:p>31.96</text:p>
          </table:table-cell>
          <table:table-cell table:style-name="ce25" table:formula="of:=([.$F$5]*3600/1760)/[.F20]" office:value-type="float" office:value="28.4090909090909" calcext:value-type="float">
            <text:p>28.41</text:p>
          </table:table-cell>
          <table:table-cell table:style-name="ce25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0]-[.C14]))" office:value-type="float" office:value="190.274841437632" calcext:value-type="float">
            <text:p>190.2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0]*3" office:value-type="float" office:value="570.824524312896" calcext:value-type="float">
            <text:p>570.82</text:p>
          </table:table-cell>
          <table:table-cell table:style-name="ce8" table:formula="of:=([.V19]+(2.8*[.V19]/100))" office:value-type="float" office:value="403.322613827423" calcext:value-type="float">
            <text:p>403.32</text:p>
          </table:table-cell>
          <table:table-cell table:style-name="ce8" table:formula="of:=([.W19]+(2.8*[.W19]/100))" office:value-type="float" office:value="4839.87136592908" calcext:value-type="float">
            <text:p>4839.87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1]-1)/5)" office:value-type="float" office:value="36.525974025974" calcext:value-type="float">
            <text:p>36.53</text:p>
          </table:table-cell>
          <table:table-cell table:style-name="ce25" table:formula="of:=([.$F$5]*3600/1760)/[.F21]" office:value-type="float" office:value="31.9602272727273" calcext:value-type="float">
            <text:p>31.96</text:p>
          </table:table-cell>
          <table:table-cell table:style-name="ce25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1]-[.C15]))" office:value-type="float" office:value="251.396648044693" calcext:value-type="float">
            <text:p>251.4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1]*3" office:value-type="float" office:value="754.189944134078" calcext:value-type="float">
            <text:p>754.19</text:p>
          </table:table-cell>
          <table:table-cell table:style-name="ce8" table:formula="of:=([.V20]+(2.8*[.V20]/100))" office:value-type="float" office:value="414.615647014591" calcext:value-type="float">
            <text:p>414.62</text:p>
          </table:table-cell>
          <table:table-cell table:style-name="ce8" table:formula="of:=([.W20]+(2.8*[.W20]/100))" office:value-type="float" office:value="4975.38776417509" calcext:value-type="float">
            <text:p>4975.39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2]-1)/5)" office:value-type="float" office:value="31.9602272727273" calcext:value-type="float">
            <text:p>31.96</text:p>
          </table:table-cell>
          <table:table-cell table:style-name="ce25" table:formula="of:=([.$F$5]*3600/1760)/[.F22]" office:value-type="float" office:value="28.4090909090909" calcext:value-type="float">
            <text:p>28.41</text:p>
          </table:table-cell>
          <table:table-cell table:style-name="ce25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2]-[.C16]))" office:value-type="float" office:value="213.270142180095" calcext:value-type="float">
            <text:p>213.2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2]*3" office:value-type="float" office:value="639.810426540284" calcext:value-type="float">
            <text:p>639.81</text:p>
          </table:table-cell>
          <table:table-cell table:style-name="ce8" table:formula="of:=([.V21]+(2.8*[.V21]/100))" office:value-type="float" office:value="426.224885131" calcext:value-type="float">
            <text:p>426.22</text:p>
          </table:table-cell>
          <table:table-cell table:style-name="ce8" table:formula="of:=([.W21]+(2.8*[.W21]/100))" office:value-type="float" office:value="5114.698621572" calcext:value-type="float">
            <text:p>5114.70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3]-1)/5)" office:value-type="float" office:value="42.6136363636364" calcext:value-type="float">
            <text:p>42.61</text:p>
          </table:table-cell>
          <table:table-cell table:style-name="ce25" table:formula="of:=([.$F$5]*3600/1760)/[.F23]" office:value-type="float" office:value="36.525974025974" calcext:value-type="float">
            <text:p>36.53</text:p>
          </table:table-cell>
          <table:table-cell table:style-name="ce25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3]-[.C17]))" office:value-type="float" office:value="218.978102189781" calcext:value-type="float">
            <text:p>218.9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3]*3" office:value-type="float" office:value="656.934306569343" calcext:value-type="float">
            <text:p>656.93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4]-1)/5)" office:value-type="float" office:value="28.4090909090909" calcext:value-type="float">
            <text:p>28.41</text:p>
          </table:table-cell>
          <table:table-cell table:style-name="ce25" table:formula="of:=([.$F$5]*3600/1760)/[.F24]" office:value-type="float" office:value="25.5681818181818" calcext:value-type="float">
            <text:p>25.57</text:p>
          </table:table-cell>
          <table:table-cell table:style-name="ce25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4]-[.C18]))" office:value-type="float" office:value="176.125244618395" calcext:value-type="float">
            <text:p>176.1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4]*3" office:value-type="float" office:value="528.375733855186" calcext:value-type="float">
            <text:p>528.38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5]-1)/5)" office:value-type="float" office:value="63.9204545454545" calcext:value-type="float">
            <text:p>63.92</text:p>
          </table:table-cell>
          <table:table-cell table:style-name="ce25" table:formula="of:=([.$F$5]*3600/1760)/[.F25]" office:value-type="float" office:value="51.1363636363636" calcext:value-type="float">
            <text:p>51.14</text:p>
          </table:table-cell>
          <table:table-cell table:style-name="ce25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5]-[.C19]))" office:value-type="float" office:value="164.533820840951" calcext:value-type="float">
            <text:p>164.5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5]*3" office:value-type="float" office:value="493.601462522852" calcext:value-type="float">
            <text:p>493.6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6]-1)/5)" office:value-type="float" office:value="28.4090909090909" calcext:value-type="float">
            <text:p>28.41</text:p>
          </table:table-cell>
          <table:table-cell table:style-name="ce25" table:formula="of:=([.$F$5]*3600/1760)/[.F26]" office:value-type="float" office:value="25.5681818181818" calcext:value-type="float">
            <text:p>25.57</text:p>
          </table:table-cell>
          <table:table-cell table:style-name="ce25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6]-[.C20]))" office:value-type="float" office:value="177.865612648221" calcext:value-type="float">
            <text:p>177.8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6]*3" office:value-type="float" office:value="533.596837944664" calcext:value-type="float">
            <text:p>533.6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7]-1)/5)" office:value-type="float" office:value="31.9602272727273" calcext:value-type="float">
            <text:p>31.96</text:p>
          </table:table-cell>
          <table:table-cell table:style-name="ce25" table:formula="of:=([.$F$5]*3600/1760)/[.F27]" office:value-type="float" office:value="28.4090909090909" calcext:value-type="float">
            <text:p>28.41</text:p>
          </table:table-cell>
          <table:table-cell table:style-name="ce25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7]-[.C21]))" office:value-type="float" office:value="193.965517241379" calcext:value-type="float">
            <text:p>193.9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7]*3" office:value-type="float" office:value="581.896551724138" calcext:value-type="float">
            <text:p>581.9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8]-1)/5)" office:value-type="float" office:value="31.9602272727273" calcext:value-type="float">
            <text:p>31.96</text:p>
          </table:table-cell>
          <table:table-cell table:style-name="ce25" table:formula="of:=([.$F$5]*3600/1760)/[.F28]" office:value-type="float" office:value="28.4090909090909" calcext:value-type="float">
            <text:p>28.41</text:p>
          </table:table-cell>
          <table:table-cell table:style-name="ce25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8]-[.C22]))" office:value-type="float" office:value="217.917675544794" calcext:value-type="float">
            <text:p>217.9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8]*3" office:value-type="float" office:value="653.753026634383" calcext:value-type="float">
            <text:p>653.75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9]-1)/5)" office:value-type="float" office:value="42.6136363636364" calcext:value-type="float">
            <text:p>42.61</text:p>
          </table:table-cell>
          <table:table-cell table:style-name="ce25" table:formula="of:=([.$F$5]*3600/1760)/[.F29]" office:value-type="float" office:value="36.525974025974" calcext:value-type="float">
            <text:p>36.53</text:p>
          </table:table-cell>
          <table:table-cell table:style-name="ce25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9]-[.C23]))" office:value-type="float" office:value="196.078431372549" calcext:value-type="float">
            <text:p>196.0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9]*3" office:value-type="float" office:value="588.235294117647" calcext:value-type="float">
            <text:p>588.24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0]-1)/5)" office:value-type="float" office:value="36.525974025974" calcext:value-type="float">
            <text:p>36.53</text:p>
          </table:table-cell>
          <table:table-cell table:style-name="ce25" table:formula="of:=([.$F$5]*3600/1760)/[.F30]" office:value-type="float" office:value="31.9602272727273" calcext:value-type="float">
            <text:p>31.96</text:p>
          </table:table-cell>
          <table:table-cell table:style-name="ce25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0]-[.C24]))" office:value-type="float" office:value="230.769230769231" calcext:value-type="float">
            <text:p>230.7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0]*3" office:value-type="float" office:value="692.307692307692" calcext:value-type="float">
            <text:p>692.31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1]-1)/5)" office:value-type="float" office:value="31.9602272727273" calcext:value-type="float">
            <text:p>31.96</text:p>
          </table:table-cell>
          <table:table-cell table:style-name="ce25" table:formula="of:=([.$F$5]*3600/1760)/[.F31]" office:value-type="float" office:value="28.4090909090909" calcext:value-type="float">
            <text:p>28.41</text:p>
          </table:table-cell>
          <table:table-cell table:style-name="ce25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1]-[.C25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1]*3" office:value-type="float" office:value="760.56338028169" calcext:value-type="float">
            <text:p>760.56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2]-1)/5)" office:value-type="float" office:value="42.6136363636364" calcext:value-type="float">
            <text:p>42.61</text:p>
          </table:table-cell>
          <table:table-cell table:style-name="ce25" table:formula="of:=([.$F$5]*3600/1760)/[.F32]" office:value-type="float" office:value="36.525974025974" calcext:value-type="float">
            <text:p>36.53</text:p>
          </table:table-cell>
          <table:table-cell table:style-name="ce25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2]-[.C26]))" office:value-type="float" office:value="375" calcext:value-type="float">
            <text:p>375.0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2]*3" office:value-type="float" office:value="1125" calcext:value-type="float">
            <text:p>1125.0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3]-1)/5)" office:value-type="float" office:value="51.1363636363636" calcext:value-type="float">
            <text:p>51.14</text:p>
          </table:table-cell>
          <table:table-cell table:style-name="ce25" table:formula="of:=([.$F$5]*3600/1760)/[.F33]" office:value-type="float" office:value="42.6136363636364" calcext:value-type="float">
            <text:p>42.61</text:p>
          </table:table-cell>
          <table:table-cell table:style-name="ce25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3]-[.C27]))" office:value-type="float" office:value="450" calcext:value-type="float">
            <text:p>450.0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3]*3" office:value-type="float" office:value="1350" calcext:value-type="float">
            <text:p>1350.0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4]-1)/5)" office:value-type="float" office:value="42.6136363636364" calcext:value-type="float">
            <text:p>42.61</text:p>
          </table:table-cell>
          <table:table-cell table:style-name="ce25" table:formula="of:=([.$F$5]*3600/1760)/[.F34]" office:value-type="float" office:value="36.525974025974" calcext:value-type="float">
            <text:p>36.53</text:p>
          </table:table-cell>
          <table:table-cell table:style-name="ce25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4]-[.C28]))" office:value-type="float" office:value="338.345864661654" calcext:value-type="float">
            <text:p>338.3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4]*3" office:value-type="float" office:value="1015.03759398496" calcext:value-type="float">
            <text:p>1015.04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5]-1)/5)" office:value-type="float" office:value="28.4090909090909" calcext:value-type="float">
            <text:p>28.41</text:p>
          </table:table-cell>
          <table:table-cell table:style-name="ce25" table:formula="of:=([.$F$5]*3600/1760)/[.F35]" office:value-type="float" office:value="25.5681818181818" calcext:value-type="float">
            <text:p>25.57</text:p>
          </table:table-cell>
          <table:table-cell table:style-name="ce25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5]-[.C29]))" office:value-type="float" office:value="286.624203821656" calcext:value-type="float">
            <text:p>286.6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5]*3" office:value-type="float" office:value="859.872611464968" calcext:value-type="float">
            <text:p>859.87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6]-1)/5)" office:value-type="float" office:value="28.4090909090909" calcext:value-type="float">
            <text:p>28.41</text:p>
          </table:table-cell>
          <table:table-cell table:style-name="ce25" table:formula="of:=([.$F$5]*3600/1760)/[.F36]" office:value-type="float" office:value="25.5681818181818" calcext:value-type="float">
            <text:p>25.57</text:p>
          </table:table-cell>
          <table:table-cell table:style-name="ce25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6]-[.C30]))" office:value-type="float" office:value="346.153846153846" calcext:value-type="float">
            <text:p>346.1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6]*3" office:value-type="float" office:value="1038.46153846154" calcext:value-type="float">
            <text:p>1038.46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7]-1)/5)" office:value-type="float" office:value="25.5681818181818" calcext:value-type="float">
            <text:p>25.57</text:p>
          </table:table-cell>
          <table:table-cell table:style-name="ce25" table:formula="of:=([.$F$5]*3600/1760)/[.F37]" office:value-type="float" office:value="23.2438016528926" calcext:value-type="float">
            <text:p>23.24</text:p>
          </table:table-cell>
          <table:table-cell table:style-name="ce25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7]-[.C31]))" office:value-type="float" office:value="355.731225296443" calcext:value-type="float">
            <text:p>355.7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7]*3" office:value-type="float" office:value="1067.19367588933" calcext:value-type="float">
            <text:p>1067.19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8]-1)/5)" office:value-type="float" office:value="31.9602272727273" calcext:value-type="float">
            <text:p>31.96</text:p>
          </table:table-cell>
          <table:table-cell table:style-name="ce25" table:formula="of:=([.$F$5]*3600/1760)/[.F38]" office:value-type="float" office:value="28.4090909090909" calcext:value-type="float">
            <text:p>28.41</text:p>
          </table:table-cell>
          <table:table-cell table:style-name="ce25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8]-[.C32]))" office:value-type="float" office:value="355.731225296443" calcext:value-type="float">
            <text:p>355.7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8]*3" office:value-type="float" office:value="1067.19367588933" calcext:value-type="float">
            <text:p>1067.19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9]-1)/5)" office:value-type="float" office:value="31.9602272727273" calcext:value-type="float">
            <text:p>31.96</text:p>
          </table:table-cell>
          <table:table-cell table:style-name="ce25" table:formula="of:=([.$F$5]*3600/1760)/[.F39]" office:value-type="float" office:value="28.4090909090909" calcext:value-type="float">
            <text:p>28.41</text:p>
          </table:table-cell>
          <table:table-cell table:style-name="ce25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9]-[.C33]))" office:value-type="float" office:value="292.207792207792" calcext:value-type="float">
            <text:p>292.2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9]*3" office:value-type="float" office:value="876.623376623377" calcext:value-type="float">
            <text:p>876.62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0]-1)/5)" office:value-type="float" office:value="28.4090909090909" calcext:value-type="float">
            <text:p>28.41</text:p>
          </table:table-cell>
          <table:table-cell table:style-name="ce25" table:formula="of:=([.$F$5]*3600/1760)/[.F40]" office:value-type="float" office:value="25.5681818181818" calcext:value-type="float">
            <text:p>25.57</text:p>
          </table:table-cell>
          <table:table-cell table:style-name="ce25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0]-[.C34]))" office:value-type="float" office:value="229.591836734694" calcext:value-type="float">
            <text:p>229.5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0]*3" office:value-type="float" office:value="688.775510204082" calcext:value-type="float">
            <text:p>688.78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1]-1)/5)" office:value-type="float" office:value="36.525974025974" calcext:value-type="float">
            <text:p>36.53</text:p>
          </table:table-cell>
          <table:table-cell table:style-name="ce25" table:formula="of:=([.$F$5]*3600/1760)/[.F41]" office:value-type="float" office:value="31.9602272727273" calcext:value-type="float">
            <text:p>31.96</text:p>
          </table:table-cell>
          <table:table-cell table:style-name="ce25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1]-[.C35]))" office:value-type="float" office:value="256.410256410256" calcext:value-type="float">
            <text:p>256.4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1]*3" office:value-type="float" office:value="769.230769230769" calcext:value-type="float">
            <text:p>769.23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2]-1)/5)" office:value-type="float" office:value="31.9602272727273" calcext:value-type="float">
            <text:p>31.96</text:p>
          </table:table-cell>
          <table:table-cell table:style-name="ce25" table:formula="of:=([.$F$5]*3600/1760)/[.F42]" office:value-type="float" office:value="28.4090909090909" calcext:value-type="float">
            <text:p>28.41</text:p>
          </table:table-cell>
          <table:table-cell table:style-name="ce25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2]-[.C36]))" office:value-type="float" office:value="229.591836734694" calcext:value-type="float">
            <text:p>229.5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2]*3" office:value-type="float" office:value="688.775510204082" calcext:value-type="float">
            <text:p>688.78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3]-1)/5)" office:value-type="float" office:value="31.9602272727273" calcext:value-type="float">
            <text:p>31.96</text:p>
          </table:table-cell>
          <table:table-cell table:style-name="ce25" table:formula="of:=([.$F$5]*3600/1760)/[.F43]" office:value-type="float" office:value="28.4090909090909" calcext:value-type="float">
            <text:p>28.41</text:p>
          </table:table-cell>
          <table:table-cell table:style-name="ce25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3]-[.C37]))" office:value-type="float" office:value="219.512195121951" calcext:value-type="float">
            <text:p>219.5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3]*3" office:value-type="float" office:value="658.536585365854" calcext:value-type="float">
            <text:p>658.54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4]-1)/5)" office:value-type="float" office:value="36.525974025974" calcext:value-type="float">
            <text:p>36.53</text:p>
          </table:table-cell>
          <table:table-cell table:style-name="ce25" table:formula="of:=([.$F$5]*3600/1760)/[.F44]" office:value-type="float" office:value="31.9602272727273" calcext:value-type="float">
            <text:p>31.96</text:p>
          </table:table-cell>
          <table:table-cell table:style-name="ce25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4]-[.C38]))" office:value-type="float" office:value="159.010600706714" calcext:value-type="float">
            <text:p>159.0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4]*3" office:value-type="float" office:value="477.031802120141" calcext:value-type="float">
            <text:p>477.03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5]-1)/5)" office:value-type="float" office:value="31.9602272727273" calcext:value-type="float">
            <text:p>31.96</text:p>
          </table:table-cell>
          <table:table-cell table:style-name="ce25" table:formula="of:=([.$F$5]*3600/1760)/[.F45]" office:value-type="float" office:value="28.4090909090909" calcext:value-type="float">
            <text:p>28.41</text:p>
          </table:table-cell>
          <table:table-cell table:style-name="ce25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5]-[.C39]))" office:value-type="float" office:value="143.08426073132" calcext:value-type="float">
            <text:p>143.0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5]*3" office:value-type="float" office:value="429.252782193959" calcext:value-type="float">
            <text:p>429.25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6]-1)/5)" office:value-type="float" office:value="36.525974025974" calcext:value-type="float">
            <text:p>36.53</text:p>
          </table:table-cell>
          <table:table-cell table:style-name="ce25" table:formula="of:=([.$F$5]*3600/1760)/[.F46]" office:value-type="float" office:value="31.9602272727273" calcext:value-type="float">
            <text:p>31.96</text:p>
          </table:table-cell>
          <table:table-cell table:style-name="ce25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6]-[.C40]))" office:value-type="float" office:value="192.307692307692" calcext:value-type="float">
            <text:p>192.3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6]*3" office:value-type="float" office:value="576.923076923077" calcext:value-type="float">
            <text:p>576.92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7]-1)/5)" office:value-type="float" office:value="28.4090909090909" calcext:value-type="float">
            <text:p>28.41</text:p>
          </table:table-cell>
          <table:table-cell table:style-name="ce25" table:formula="of:=([.$F$5]*3600/1760)/[.F47]" office:value-type="float" office:value="25.5681818181818" calcext:value-type="float">
            <text:p>25.57</text:p>
          </table:table-cell>
          <table:table-cell table:style-name="ce25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7]-[.C41]))" office:value-type="float" office:value="217.917675544794" calcext:value-type="float">
            <text:p>217.9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7]*3" office:value-type="float" office:value="653.753026634383" calcext:value-type="float">
            <text:p>653.75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8]-1)/5)" office:value-type="float" office:value="31.9602272727273" calcext:value-type="float">
            <text:p>31.96</text:p>
          </table:table-cell>
          <table:table-cell table:style-name="ce25" table:formula="of:=([.$F$5]*3600/1760)/[.F48]" office:value-type="float" office:value="28.4090909090909" calcext:value-type="float">
            <text:p>28.41</text:p>
          </table:table-cell>
          <table:table-cell table:style-name="ce25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8]-[.C42]))" office:value-type="float" office:value="235.602094240838" calcext:value-type="float">
            <text:p>235.6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8]*3" office:value-type="float" office:value="706.806282722513" calcext:value-type="float">
            <text:p>706.81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9]-1)/5)" office:value-type="float" office:value="28.4090909090909" calcext:value-type="float">
            <text:p>28.41</text:p>
          </table:table-cell>
          <table:table-cell table:style-name="ce25" table:formula="of:=([.$F$5]*3600/1760)/[.F49]" office:value-type="float" office:value="25.5681818181818" calcext:value-type="float">
            <text:p>25.57</text:p>
          </table:table-cell>
          <table:table-cell table:style-name="ce25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9]-[.C43]))" office:value-type="float" office:value="244.565217391304" calcext:value-type="float">
            <text:p>244.5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9]*3" office:value-type="float" office:value="733.695652173913" calcext:value-type="float">
            <text:p>733.70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0]-1)/5)" office:value-type="float" office:value="28.4090909090909" calcext:value-type="float">
            <text:p>28.41</text:p>
          </table:table-cell>
          <table:table-cell table:style-name="ce25" table:formula="of:=([.$F$5]*3600/1760)/[.F50]" office:value-type="float" office:value="25.5681818181818" calcext:value-type="float">
            <text:p>25.57</text:p>
          </table:table-cell>
          <table:table-cell table:style-name="ce25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0]-[.C44]))" office:value-type="float" office:value="243.90243902439" calcext:value-type="float">
            <text:p>243.9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0]*3" office:value-type="float" office:value="731.707317073171" calcext:value-type="float">
            <text:p>731.71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1]-1)/5)" office:value-type="float" office:value="31.9602272727273" calcext:value-type="float">
            <text:p>31.96</text:p>
          </table:table-cell>
          <table:table-cell table:style-name="ce25" table:formula="of:=([.$F$5]*3600/1760)/[.F51]" office:value-type="float" office:value="28.4090909090909" calcext:value-type="float">
            <text:p>28.41</text:p>
          </table:table-cell>
          <table:table-cell table:style-name="ce25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1]-[.C45]))" office:value-type="float" office:value="289.389067524116" calcext:value-type="float">
            <text:p>289.3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1]*3" office:value-type="float" office:value="868.167202572347" calcext:value-type="float">
            <text:p>868.17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2]-1)/5)" office:value-type="float" office:value="51.1363636363636" calcext:value-type="float">
            <text:p>51.14</text:p>
          </table:table-cell>
          <table:table-cell table:style-name="ce25" table:formula="of:=([.$F$5]*3600/1760)/[.F52]" office:value-type="float" office:value="42.6136363636364" calcext:value-type="float">
            <text:p>42.61</text:p>
          </table:table-cell>
          <table:table-cell table:style-name="ce25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2]-[.C46]))" office:value-type="float" office:value="261.627906976744" calcext:value-type="float">
            <text:p>261.6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2]*3" office:value-type="float" office:value="784.883720930233" calcext:value-type="float">
            <text:p>784.88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3]-1)/5)" office:value-type="float" office:value="31.9602272727273" calcext:value-type="float">
            <text:p>31.96</text:p>
          </table:table-cell>
          <table:table-cell table:style-name="ce25" table:formula="of:=([.$F$5]*3600/1760)/[.F53]" office:value-type="float" office:value="28.4090909090909" calcext:value-type="float">
            <text:p>28.41</text:p>
          </table:table-cell>
          <table:table-cell table:style-name="ce25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3]-[.C47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3]*3" office:value-type="float" office:value="760.56338028169" calcext:value-type="float">
            <text:p>760.56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4]-1)/5)" office:value-type="float" office:value="28.4090909090909" calcext:value-type="float">
            <text:p>28.41</text:p>
          </table:table-cell>
          <table:table-cell table:style-name="ce25" table:formula="of:=([.$F$5]*3600/1760)/[.F54]" office:value-type="float" office:value="25.5681818181818" calcext:value-type="float">
            <text:p>25.57</text:p>
          </table:table-cell>
          <table:table-cell table:style-name="ce25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4]-[.C48]))" office:value-type="float" office:value="257.879656160458" calcext:value-type="float">
            <text:p>257.8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4]*3" office:value-type="float" office:value="773.638968481375" calcext:value-type="float">
            <text:p>773.64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5]-1)/5)" office:value-type="float" office:value="31.9602272727273" calcext:value-type="float">
            <text:p>31.96</text:p>
          </table:table-cell>
          <table:table-cell table:style-name="ce25" table:formula="of:=([.$F$5]*3600/1760)/[.F55]" office:value-type="float" office:value="28.4090909090909" calcext:value-type="float">
            <text:p>28.41</text:p>
          </table:table-cell>
          <table:table-cell table:style-name="ce25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5]-[.C49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5]*3" office:value-type="float" office:value="760.56338028169" calcext:value-type="float">
            <text:p>760.56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6]-1)/5)" office:value-type="float" office:value="28.4090909090909" calcext:value-type="float">
            <text:p>28.41</text:p>
          </table:table-cell>
          <table:table-cell table:style-name="ce25" table:formula="of:=([.$F$5]*3600/1760)/[.F56]" office:value-type="float" office:value="25.5681818181818" calcext:value-type="float">
            <text:p>25.57</text:p>
          </table:table-cell>
          <table:table-cell table:style-name="ce25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6]-[.C50]))" office:value-type="float" office:value="445.544554455446" calcext:value-type="float">
            <text:p>445.54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6]*3" office:value-type="float" office:value="1336.63366336634" calcext:value-type="float">
            <text:p>1336.63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7]-1)/5)" office:value-type="float" office:value="21.3068181818182" calcext:value-type="float">
            <text:p>21.31</text:p>
          </table:table-cell>
          <table:table-cell table:style-name="ce25" table:formula="of:=([.$F$5]*3600/1760)/[.F57]" office:value-type="float" office:value="19.6678321678322" calcext:value-type="float">
            <text:p>19.67</text:p>
          </table:table-cell>
          <table:table-cell table:style-name="ce25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7]-[.C51]))" office:value-type="float" office:value="661.764705882353" calcext:value-type="float">
            <text:p>661.76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7]*3" office:value-type="float" office:value="1985.29411764706" calcext:value-type="float">
            <text:p>1985.29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8]-1)/5)" office:value-type="float" office:value="28.4090909090909" calcext:value-type="float">
            <text:p>28.41</text:p>
          </table:table-cell>
          <table:table-cell table:style-name="ce25" table:formula="of:=([.$F$5]*3600/1760)/[.F58]" office:value-type="float" office:value="25.5681818181818" calcext:value-type="float">
            <text:p>25.57</text:p>
          </table:table-cell>
          <table:table-cell table:style-name="ce25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8]-[.C52]))" office:value-type="float" office:value="957.446808510638" calcext:value-type="float">
            <text:p>957.4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8]*3" office:value-type="float" office:value="2872.34042553191" calcext:value-type="float">
            <text:p>2872.34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9]-1)/5)" office:value-type="float" office:value="28.4090909090909" calcext:value-type="float">
            <text:p>28.41</text:p>
          </table:table-cell>
          <table:table-cell table:style-name="ce25" table:formula="of:=([.$F$5]*3600/1760)/[.F59]" office:value-type="float" office:value="25.5681818181818" calcext:value-type="float">
            <text:p>25.57</text:p>
          </table:table-cell>
          <table:table-cell table:style-name="ce25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9]-[.C53]))" office:value-type="float" office:value="1184.21052631579" calcext:value-type="float">
            <text:p>1184.2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9]*3" office:value-type="float" office:value="3552.63157894737" calcext:value-type="float">
            <text:p>3552.63</text:p>
          </table:table-cell>
          <table:table-cell table:style-name="ce8" table:number-columns-repeated="2"/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6" table:formula="of:=([.$F$5]*3600/1760)/(([.E60]-1)/5)" office:value-type="float" office:value="36.525974025974" calcext:value-type="float">
            <text:p>36.53</text:p>
          </table:table-cell>
          <table:table-cell table:style-name="ce26" table:formula="of:=([.$F$5]*3600/1760)/[.F60]" office:value-type="float" office:value="31.9602272727273" calcext:value-type="float">
            <text:p>31.96</text:p>
          </table:table-cell>
          <table:table-cell table:style-name="ce26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2" table:formula="of:=(5*5*60*60)/(([.C60]-[.C54]))" office:value-type="float" office:value="731.707317073171" calcext:value-type="float">
            <text:p>731.7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6" table:formula="of:=[.L60]*3" office:value-type="float" office:value="2195.12195121951" calcext:value-type="float">
            <text:p>2195.12</text:p>
          </table:table-cell>
          <table:table-cell table:style-name="ce8" table:number-columns-repeated="2"/>
        </table:table-row>
        <table:table-row table:style-name="ro1">
          <table:table-cell table:number-columns-repeated="6"/>
          <table:table-cell table:style-name="ce21" office:value-type="string" calcext:value-type="string">
            <text:p>Sample - 10 minutes</text:p>
          </table:table-cell>
          <table:table-cell table:style-name="ce27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8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7" office:value-type="string" calcext:value-type="string">
            <text:p>out o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8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12"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8"/>
          <table:table-cell table:number-columns-repeated="7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5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12"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8"/>
          <table:table-cell table:number-columns-repeated="7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5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 table:number-columns-repeated="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5"/>
          <table:table-cell table:style-name="ce19"/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style-name="ce8"/>
          <table:table-cell table:number-columns-repeated="7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5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 table:number-columns-repeated="3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8"/>
          <table:table-cell table:style-name="ce33" table:number-columns-repeated="2"/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8"/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style-name="ce8"/>
          <table:table-cell table:number-columns-repeated="7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5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 table:number-columns-repeated="3"/>
        </table:table-row>
        <table:table-row table:style-name="ro1" table:number-rows-repeated="26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 table:number-rows-repeated="104801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2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2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2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Calibration</text:p>
          </table:table-cell>
          <table:table-cell table:style-name="ce36" office:value-type="date" office:date-value="2013-11-01" calcext:value-type="date">
            <text:p>2013-11-01</text:p>
          </table:table-cell>
          <table:table-cell/>
          <table:table-cell table:style-name="ce39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41"/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41"/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7"/>
          <table:table-cell table:number-columns-repeated="2"/>
          <table:table-cell table:style-name="ce37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Manual Count (5 mins Sample)</text:p>
          </table:table-cell>
          <table:table-cell table:style-name="ce20" office:value-type="string" calcext:value-type="string">
            <text:p>Measured with Trigger (5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8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7" office:value-type="float" office:value="13" calcext:value-type="float">
            <text:p>13</text:p>
          </table:table-cell>
          <table:table-cell table:style-name="ce40" table:formula="of:=([.C11]*12)" office:value-type="float" office:value="348" calcext:value-type="float">
            <text:p>348.0</text:p>
          </table:table-cell>
          <table:table-cell table:style-name="ce40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7" office:value-type="float" office:value="8" calcext:value-type="float">
            <text:p>8</text:p>
          </table:table-cell>
          <table:table-cell table:style-name="ce40" table:formula="of:=([.C12]*12)" office:value-type="float" office:value="276" calcext:value-type="float">
            <text:p>276.0</text:p>
          </table:table-cell>
          <table:table-cell table:style-name="ce40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7" office:value-type="float" office:value="10" calcext:value-type="float">
            <text:p>10</text:p>
          </table:table-cell>
          <table:table-cell table:style-name="ce40" table:formula="of:=([.C13]*12)" office:value-type="float" office:value="480" calcext:value-type="float">
            <text:p>480.0</text:p>
          </table:table-cell>
          <table:table-cell table:style-name="ce40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7" office:value-type="float" office:value="12" calcext:value-type="float">
            <text:p>12</text:p>
          </table:table-cell>
          <table:table-cell table:style-name="ce40" table:formula="of:=([.C14]*12)" office:value-type="float" office:value="276" calcext:value-type="float">
            <text:p>276.0</text:p>
          </table:table-cell>
          <table:table-cell table:style-name="ce40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7" office:value-type="float" office:value="11" calcext:value-type="float">
            <text:p>11</text:p>
          </table:table-cell>
          <table:table-cell table:style-name="ce40" table:formula="of:=([.C15]*12)" office:value-type="float" office:value="480" calcext:value-type="float">
            <text:p>480.0</text:p>
          </table:table-cell>
          <table:table-cell table:style-name="ce40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40" table:formula="of:=([.C16]*12)" office:value-type="float" office:value="288" calcext:value-type="float">
            <text:p>288.0</text:p>
          </table:table-cell>
          <table:table-cell table:style-name="ce40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7" office:value-type="float" office:value="9" calcext:value-type="float">
            <text:p>9</text:p>
          </table:table-cell>
          <table:table-cell table:style-name="ce40" table:formula="of:=([.C17]*12)" office:value-type="float" office:value="408" calcext:value-type="float">
            <text:p>408.0</text:p>
          </table:table-cell>
          <table:table-cell table:style-name="ce40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7" office:value-type="float" office:value="11" calcext:value-type="float">
            <text:p>11</text:p>
          </table:table-cell>
          <table:table-cell table:style-name="ce40" table:formula="of:=([.C18]*12)" office:value-type="float" office:value="576" calcext:value-type="float">
            <text:p>576.0</text:p>
          </table:table-cell>
          <table:table-cell table:style-name="ce40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7" office:value-type="float" office:value="12" calcext:value-type="float">
            <text:p>12</text:p>
          </table:table-cell>
          <table:table-cell table:style-name="ce40" table:formula="of:=([.C19]*12)" office:value-type="float" office:value="516" calcext:value-type="float">
            <text:p>516.0</text:p>
          </table:table-cell>
          <table:table-cell table:style-name="ce40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7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40" table:formula="of:=([.C20]*12)" office:value-type="float" office:value="384" calcext:value-type="float">
            <text:p>384.0</text:p>
          </table:table-cell>
          <table:table-cell table:style-name="ce40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40" table:formula="of:=([.C21]*12)" office:value-type="float" office:value="444" calcext:value-type="float">
            <text:p>444.0</text:p>
          </table:table-cell>
          <table:table-cell table:style-name="ce40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40" table:formula="of:=([.C22]*12)" office:value-type="float" office:value="480" calcext:value-type="float">
            <text:p>480.0</text:p>
          </table:table-cell>
          <table:table-cell table:style-name="ce40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40" table:formula="of:=([.C23]*12)" office:value-type="float" office:value="504" calcext:value-type="float">
            <text:p>504.0</text:p>
          </table:table-cell>
          <table:table-cell table:style-name="ce40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40" table:formula="of:=([.C24]*12)" office:value-type="float" office:value="360" calcext:value-type="float">
            <text:p>360.0</text:p>
          </table:table-cell>
          <table:table-cell table:style-name="ce40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40" table:formula="of:=([.C25]*12)" office:value-type="float" office:value="396" calcext:value-type="float">
            <text:p>396.0</text:p>
          </table:table-cell>
          <table:table-cell table:style-name="ce40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40" table:formula="of:=([.C26]*12)" office:value-type="float" office:value="456" calcext:value-type="float">
            <text:p>456.0</text:p>
          </table:table-cell>
          <table:table-cell table:style-name="ce40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0" table:formula="of:=([.C27]*12)" office:value-type="float" office:value="288" calcext:value-type="float">
            <text:p>288.0</text:p>
          </table:table-cell>
          <table:table-cell table:style-name="ce40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0" table:formula="of:=([.C28]*12)" office:value-type="float" office:value="360" calcext:value-type="float">
            <text:p>360.0</text:p>
          </table:table-cell>
          <table:table-cell table:style-name="ce40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40" table:formula="of:=([.C29]*12)" office:value-type="float" office:value="516" calcext:value-type="float">
            <text:p>516.0</text:p>
          </table:table-cell>
          <table:table-cell table:style-name="ce40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0" table:formula="of:=([.C30]*12)" office:value-type="float" office:value="288" calcext:value-type="float">
            <text:p>288.0</text:p>
          </table:table-cell>
          <table:table-cell table:style-name="ce40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40" table:formula="of:=([.C31]*12)" office:value-type="float" office:value="408" calcext:value-type="float">
            <text:p>408.0</text:p>
          </table:table-cell>
          <table:table-cell table:style-name="ce40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40" table:formula="of:=([.C32]*12)" office:value-type="float" office:value="468" calcext:value-type="float">
            <text:p>468.0</text:p>
          </table:table-cell>
          <table:table-cell table:style-name="ce40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0" table:formula="of:=([.C33]*12)" office:value-type="float" office:value="288" calcext:value-type="float">
            <text:p>288.0</text:p>
          </table:table-cell>
          <table:table-cell table:style-name="ce40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41"/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41"/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9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Manual Count 10 mins Sample)</text:p>
          </table:table-cell>
          <table:table-cell table:style-name="ce20" office:value-type="string" calcext:value-type="string">
            <text:p>Measured with Trigger (10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8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40" table:formula="of:=([.C88]*6)" office:value-type="float" office:value="312" calcext:value-type="float">
            <text:p>312.0</text:p>
          </table:table-cell>
          <table:table-cell table:style-name="ce40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40" table:formula="of:=([.C89]*6)" office:value-type="float" office:value="378" calcext:value-type="float">
            <text:p>378.0</text:p>
          </table:table-cell>
          <table:table-cell table:style-name="ce40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40" table:formula="of:=([.C90]*6)" office:value-type="float" office:value="384" calcext:value-type="float">
            <text:p>384.0</text:p>
          </table:table-cell>
          <table:table-cell table:style-name="ce40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40" table:formula="of:=([.C91]*6)" office:value-type="float" office:value="492" calcext:value-type="float">
            <text:p>492.0</text:p>
          </table:table-cell>
          <table:table-cell table:style-name="ce40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40" table:formula="of:=([.C92]*6)" office:value-type="float" office:value="450" calcext:value-type="float">
            <text:p>450.0</text:p>
          </table:table-cell>
          <table:table-cell table:style-name="ce40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40" table:formula="of:=([.C93]*6)" office:value-type="float" office:value="462" calcext:value-type="float">
            <text:p>462.0</text:p>
          </table:table-cell>
          <table:table-cell table:style-name="ce40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40" table:formula="of:=([.C94]*6)" office:value-type="float" office:value="432" calcext:value-type="float">
            <text:p>432.0</text:p>
          </table:table-cell>
          <table:table-cell table:style-name="ce40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40" table:formula="of:=([.C95]*6)" office:value-type="float" office:value="426" calcext:value-type="float">
            <text:p>426.0</text:p>
          </table:table-cell>
          <table:table-cell table:style-name="ce40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40" table:formula="of:=([.C96]*6)" office:value-type="float" office:value="324" calcext:value-type="float">
            <text:p>324.0</text:p>
          </table:table-cell>
          <table:table-cell table:style-name="ce40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40" table:formula="of:=([.C97]*6)" office:value-type="float" office:value="402" calcext:value-type="float">
            <text:p>402.0</text:p>
          </table:table-cell>
          <table:table-cell table:style-name="ce40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40" table:formula="of:=([.C98]*6)" office:value-type="float" office:value="438" calcext:value-type="float">
            <text:p>438.0</text:p>
          </table:table-cell>
          <table:table-cell table:style-name="ce40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40" table:formula="of:=([.C99]*6)" office:value-type="float" office:value="288" calcext:value-type="float">
            <text:p>288.0</text:p>
          </table:table-cell>
          <table:table-cell table:style-name="ce40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7"/>
          <table:table-cell/>
          <table:table-cell table:style-name="ce40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7"/>
          <table:table-cell/>
          <table:table-cell table:style-name="ce40" table:number-columns-repeated="2"/>
          <table:table-cell table:style-name="ce8"/>
          <table:table-cell/>
        </table:table-row>
      </table:table>
      <table:table table:name="Predicted Normal Increase in Traffic" table:style-name="ta1">
        <table:shapes>
          <draw:frame draw:z-index="0" draw:style-name="gr1" draw:text-style-name="P1" svg:width="289.55mm" svg:height="174.76mm" svg:x="45.17mm" svg:y="31.61mm">
            <loext:p draw:notify-on-update-of-ranges="'Data Input and Calculations'.V9:'Data Input and Calculations'.V9 'Data Input and Calculations'.V10:'Data Input and Calculations'.V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289.55mm" svg:height="174.76mm" svg:x="45.17mm" svg:y="234.79mm">
            <loext:p draw:notify-on-update-of-ranges="'Data Input and Calculations'.W9:'Data Input and Calculations'.W9 'Data Input and Calculations'.W10:'Data Input and Calculations'.W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4:10:35.793528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2T14:25:10.453249574</dc:date>
    <meta:editing-duration>P2DT18H41M59S</meta:editing-duration>
    <meta:editing-cycles>78</meta:editing-cycles>
    <meta:generator>LibreOffice/5.0.5.2$Linux_X86_64 LibreOffice_project/00m0$Build-2</meta:generator>
    <meta:document-statistic meta:table-count="6" meta:cell-count="1278" meta:object-count="1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21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3cm" svg:y="0.44cm" chart:style-name="ch2">
          <text:p>Open Traffic Survey - Time :  Date - Speed of vehicles</text:p>
        </chart:title>
        <chart:subtitle svg:x="4.801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8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2cm" svg:y="0.485cm" chart:style-name="ch2">
          <text:p>19th May 2015 Hudds Rd - Speed of vehicles using more accurate speed calculations - with estimated error range</text:p>
        </chart:title>
        <chart:subtitle svg:x="11.975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6cm" svg:height="17.477cm" xlink:href=".." xlink:type="simple" chart:class="chart:bar" chart:style-name="ch1">
        <chart:title svg:x="10.568cm" svg:y="0.699cm" chart:style-name="ch2">
          <text:p>"Normal" Increase in Traffic per Year UK</text:p>
        </chart:title>
        <chart:subtitle svg:x="13.196cm" svg:y="2.025cm" chart:style-name="ch3">
          <text:p>Test Site 2015</text:p>
        </chart:subtitle>
        <chart:legend svg:x="5.677cm" svg:y="3.629cm" style:legend-expansion="custom" chartooo:width="7.552cm" chartooo:height="0.61cm" style:legend-expansion-aspect-ratio="12.3803278688525" chart:style-name="ch4"/>
        <chart:plot-area chart:style-name="ch5" table:cell-range-address="'Data Input and Calculations'.V9:'Data Input and Calculations'.V22" chart:data-source-has-labels="row" svg:x="0.577cm" svg:y="1.325cm" svg:width="27.795cm" svg:height="15.799cm">
          <chartooo:coordinate-region svg:x="1.937cm" svg:y="1.531cm" svg:width="26.435cm" svg:height="14.934cm"/>
          <chart:axis chart:dimension="x" chart:name="primary-x" chart:style-name="ch6">
            <chart:title svg:x="14.096cm" svg:y="16.907cm" chart:style-name="ch7">
              <text:p>Year</text:p>
            </chart:title>
          </chart:axis>
          <chart:axis chart:dimension="y" chart:name="primary-y" chart:style-name="ch8">
            <chart:title svg:x="0cm" svg:y="10.551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Data Input and Calculations'.V10:'Data Input and Calculations'.V22" chart:label-cell-address="'Data Input and Calculations'.V9:'Data Input and Calculations'.V9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Yearly increase VehiclesPerHour</text:p>
                <draw:g>
                  <svg:desc>'Data Input and Calculations'.V9:'Data Input and Calculations'.V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V10:'Data Input and Calculation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.568">
                <text:p>314.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375904">
                <text:p>323.37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430429312">
                <text:p>332.430429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.738481332736">
                <text:p>341.73848133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.307158810053">
                <text:p>351.307158810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.143759256734">
                <text:p>361.143759256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255784515923">
                <text:p>371.255784515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1.650946482368">
                <text:p>381.650946482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.337172983875">
                <text:p>392.33717298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22613827423">
                <text:p>403.322613827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.615647014591">
                <text:p>414.615647014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.224885131">
                <text:p>426.2248851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9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6cm" svg:height="17.477cm" xlink:href=".." xlink:type="simple" chart:class="chart:bar" chart:style-name="ch1">
        <chart:title svg:x="10.568cm" svg:y="0.701cm" chart:style-name="ch2">
          <text:p>"Normal" Increase in Traffic per Year UK</text:p>
        </chart:title>
        <chart:subtitle svg:x="13.688cm" svg:y="2.326cm" chart:style-name="ch3">
          <text:p>Test Site 2015</text:p>
        </chart:subtitle>
        <chart:legend svg:x="5.677cm" svg:y="3.629cm" style:legend-expansion="custom" chartooo:width="7.552cm" chartooo:height="0.61cm" style:legend-expansion-aspect-ratio="12.3803278688525" chart:style-name="ch4"/>
        <chart:plot-area chart:style-name="ch5" table:cell-range-address="'Data Input and Calculations'.W9:'Data Input and Calculations'.W22" chart:data-source-has-labels="row" svg:x="0.878cm" svg:y="1.477cm" svg:width="27.488cm" svg:height="14.92cm">
          <chartooo:coordinate-region svg:x="2.443cm" svg:y="1.682cm" svg:width="25.923cm" svg:height="14.056cm"/>
          <chart:axis chart:dimension="x" chart:name="primary-x" chart:style-name="ch6">
            <chart:title svg:x="14.244cm" svg:y="16.746cm" chart:style-name="ch7">
              <text:p>Year</text:p>
            </chart:title>
          </chart:axis>
          <chart:axis chart:dimension="y" chart:name="primary-y" chart:style-name="ch8">
            <chart:title svg:x="0.309cm" svg:y="9.769cm" chart:style-name="ch9">
              <text:p>Vehicles Per Day</text:p>
            </chart:title>
            <chart:grid chart:style-name="ch10" chart:class="major"/>
          </chart:axis>
          <chart:series chart:style-name="ch11" chart:values-cell-range-address="'Data Input and Calculations'.W10:'Data Input and Calculations'.W22" chart:label-cell-address="'Data Input and Calculations'.W9:'Data Input and Calculations'.W9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Yearly increase VehiclesPerDay</text:p>
                <draw:g>
                  <svg:desc>'Data Input and Calculations'.W9:'Data Input and Calculations'.W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2">
                <text:p>3672</text:p>
                <draw:g>
                  <svg:desc>'Data Input and Calculations'.W10:'Data Input and Calculations'.W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4.816">
                <text:p>3774.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0.510848">
                <text:p>3880.510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9.165151744">
                <text:p>3989.165151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0.86177599283">
                <text:p>4100.86177599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15.68590572063">
                <text:p>4215.68590572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3.72511108081">
                <text:p>4333.7251110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5.06941419107">
                <text:p>4455.06941419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9.81135778842">
                <text:p>4579.8113577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8.0460758065">
                <text:p>4708.0460758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9.87136592908">
                <text:p>4839.87136592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.38776417509">
                <text:p>4975.38776417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4.698621572">
                <text:p>5114.6986215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